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00"/>
    </style:style>
    <style:style style:name="P2" style:family="paragraph" style:parent-style-name="Table_20_Contents">
      <style:text-properties fo:color="#ff0000"/>
    </style:style>
    <style:style style:name="T1" style:family="text">
      <style:text-properties fo:font-variant="normal" fo:text-transform="none" fo:color="#999999" style:font-name="arial" fo:font-size="8.25pt" fo:letter-spacing="normal" fo:font-style="normal" fo:font-weight="normal"/>
    </style:style>
    <style:style style:name="T2" style:family="text">
      <style:text-properties fo:font-variant="normal" fo:text-transform="none" fo:color="#999999" fo:font-size="8.25pt" fo:letter-spacing="normal" fo:font-style="normal" fo:font-weight="normal"/>
    </style:style>
    <style:style style:name="T3" style:family="text">
      <style:text-properties fo:font-variant="normal" fo:text-transform="none" fo:color="#999999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tzung der Google Analytics (GA) Talend Komponente</text:p>
      <text:p text:style-name="Standard"/>
      <text:p text:style-name="Standard">Die Komponente setzt ein GA-Konto und einen konfigurierten API-Serverice-Account vorraus.</text:p>
      <text:p text:style-name="Standard">Die in der Komponente benötigten Angaben werden in der Beschreibung deutlich gekennzeichnet.</text:p>
      <text:p text:style-name="Standard"/>
      <text:p text:style-name="Standard">1. Schritte zur Einrichtung des GA Kontos:</text:p>
      <text:p text:style-name="Standard"/>
      <text:p text:style-name="Standard">Unter </text:p>
      <text:p text:style-name="Standard"><text:a xlink:type="simple" xlink:href="http://www.google.com/analytics/">http://www.google.com/analytics/</text:a></text:p>
      <text:p text:style-name="Standard">Ein GA-Konto anlegen.</text:p>
      <text:p text:style-name="Standard">Die zu bemessene Webseite muss so präpariert werden, dass diese Zugriffsdaten an GA sendet.</text:p>
      <text:p text:style-name="Standard"/>
      <text:p text:style-name="Standard">Eine gute Anleitung findet sich unter:</text:p>
      <text:p text:style-name="Standard"><text:a xlink:type="simple" xlink:href="http://wowa-webdesign.de/typo3-einsteigerkurs/typo3-tutorial-teil-68-google-analytics-und-die-webmaster-tools/">http://wowa-webdesign.de/typo3-einsteigerkurs/typo3-tutorial-teil-68-google-analytics-und-die-webmaster-tools/</text:a></text:p>
      <text:p text:style-name="Standard">Für einfache Webseite sind die Schritte zur Integration der GA-Scripte noch einfacher als bei Typo3.</text:p>
      <text:p text:style-name="Standard"/>
      <text:p text:style-name="Standard">Wichtig für das Verständnis ist folgende Struktur:</text:p>
      <text:p text:style-name="Standard"/>
      <text:p text:style-name="Standard">Ein GA-Konto enthält mehrere Properties (Property) </text:p>
      <text:p text:style-name="Standard">Ein Property enthält mehrere Profile</text:p>
      <text:p text:style-name="Standard">Einem Profile sind Accounts zugeordnet (mindestens automatisch das GA-Konto)</text:p>
      <text:p text:style-name="Standard"/>
      <text:p text:style-name="Standard">GA-Konto<text:bookmark-start text:name="__DdeLink__0_578651717"/>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Eigenschaft</text:p>
            </table:table-cell>
            <table:table-cell table:style-name="Table1.B1" office:value-type="string">
              <text:p text:style-name="Table_20_Heading">Inhalt</text:p>
            </table:table-cell>
          </table:table-row>
        </table:table-header-rows>
        <table:table-row>
          <table:table-cell table:style-name="Table1.A2" office:value-type="string">
            <text:p text:style-name="Table_20_Contents">Account-ID</text:p>
          </table:table-cell>
          <table:table-cell table:style-name="Table1.B2" office:value-type="string">
            <text:p text:style-name="Table_20_Contents">Ist typischerweise ein Integer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perties</text:p>
          </table:table-cell>
          <table:table-cell table:style-name="Table1.B2" office:value-type="string">
            <text:p text:style-name="Table_20_Contents">Siehe Property</text:p>
          </table:table-cell>
        </table:table-row>
      </table:table>
      <text:p text:style-name="Standard"><text:bookmark-end text:name="__DdeLink__0_578651717"/></text:p>
      <text:p text:style-name="Standard">Property<text:bookmark-start text:name="__DdeLink__2_578651717"/></text:p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Table_20_Heading">Eigenschaft</text:p>
            </table:table-cell>
            <table:table-cell table:style-name="Table2.B1" office:value-type="string">
              <text:p text:style-name="Table_20_Heading">Inhalt</text:p>
            </table:table-cell>
          </table:table-row>
        </table:table-header-rows>
        <table:table-row>
          <table:table-cell table:style-name="Table2.A2" office:value-type="string">
            <text:p text:style-name="Table_20_Contents">Property-ID</text:p>
          </table:table-cell>
          <table:table-cell table:style-name="Table2.B2" office:value-type="string">
            <text:p text:style-name="Table_20_Contents">String, ist ein Kennzeichen was in dem Script-Code für die Webseite enthalten ist:</text:p>
            <text:p text:style-name="Table_20_Contents">z.B. <text:span text:style-name="T1">UA-31730276-1</text:span>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rofile</text:p>
          </table:table-cell>
          <table:table-cell table:style-name="Table2.B2" office:value-type="string">
            <text:p text:style-name="Table_20_Contents">Siehe Profil</text:p>
          </table:table-cell>
        </table:table-row>
      </table:table>
      <text:p text:style-name="Standard"><text:bookmark-end text:name="__DdeLink__2_578651717"/></text:p>
      <text:p text:style-name="Standard">Profil</text:p>
      <table:table table:name="Table3" table:style-name="Table3">
        <table:table-column table:style-name="Table3.A" table:number-columns-repeated="2"/>
        <table:table-header-rows>
          <table:table-row>
            <table:table-cell table:style-name="Table3.A1" office:value-type="string">
              <text:p text:style-name="Table_20_Heading">Eigenschaft</text:p>
            </table:table-cell>
            <table:table-cell table:style-name="Table3.B1" office:value-type="string">
              <text:p text:style-name="Table_20_Heading">Inhal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">Profile-ID</text:p>
          </table:table-cell>
          <table:table-cell table:style-name="Table3.B2" office:value-type="string">
            <text:p text:style-name="P1"><text:span text:style-name="T4">Integer Zahl </text:span></text:p>
          </table:table-cell>
        </table:table-row>
        <table:table-row>
          <table:table-cell table:style-name="Table3.A2" office:value-type="string">
            <text:p text:style-name="Table_20_Contents">URL</text:p>
          </table:table-cell>
          <table:table-cell table:style-name="Table3.B4" office:value-type="string">
            <text:p text:style-name="Table_20_Contents">Zu messende URL</text:p>
          </table:table-cell>
        </table:table-row>
        <table:table-row>
          <table:table-cell table:style-name="Table3.A2" office:value-type="string">
            <text:p text:style-name="Table_20_Contents">Accounts</text:p>
          </table:table-cell>
          <table:table-cell table:style-name="Table3.B4" office:value-type="string">
            <text:p text:style-name="Table_20_Contents">Email-Adressen der für den Zugriff auf diese Profil berechtigten Accounts.</text:p>
            <text:p text:style-name="Table_20_Contents">Accounts können persönliche Accounts sein oder Service-Accounts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olling </meta:initial-creator>
    <meta:creation-date>2012-05-31T09:54:46</meta:creation-date>
    <dc:date>2012-05-31T18:40:57</dc:date>
    <dc:creator>jlolling </dc:creator>
    <meta:editing-duration>PT8H11M13S</meta:editing-duration>
    <meta:editing-cycles>1</meta:editing-cycles>
    <meta:document-statistic meta:table-count="3" meta:image-count="0" meta:object-count="0" meta:page-count="2" meta:paragraph-count="42" meta:word-count="167" meta:character-count="1346" meta:non-whitespace-character-count="1218"/>
    <meta:generator>LibreOffice/3.5$Linux_X86_64 LibreOffice_project/350m1$Build-2</meta:generator>
  </office:meta>
</office:document-meta>
</file>